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Aller" svg:font-family="Aller" style:font-pitch="variable"/>
    <style:font-face style:name="Aller Light" svg:font-family="'Aller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ller" fo:font-size="12pt" fo:font-weight="normal" officeooo:rsid="001b3fd6" officeooo:paragraph-rsid="001b3fd6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Aller" fo:font-size="12pt" fo:font-weight="normal" officeooo:rsid="001d3757" officeooo:paragraph-rsid="001d3757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Aller" fo:font-size="18pt" fo:font-weight="normal" officeooo:rsid="001b3fd6" officeooo:paragraph-rsid="001b3fd6" style:font-size-asian="18pt" style:font-weight-asian="normal" style:font-size-complex="18pt" style:font-weight-complex="normal"/>
    </style:style>
    <style:style style:name="P4" style:family="paragraph" style:parent-style-name="Standard">
      <style:text-properties style:font-name="Aller" fo:font-size="18pt" fo:font-weight="normal" officeooo:rsid="001d3757" officeooo:paragraph-rsid="001d3757" style:font-size-asian="18pt" style:font-weight-asian="normal" style:font-size-complex="18pt" style:font-weight-complex="normal"/>
    </style:style>
    <style:style style:name="P5" style:family="paragraph" style:parent-style-name="Standard">
      <style:text-properties style:font-name="Aller" fo:font-size="10pt" fo:font-weight="normal" officeooo:rsid="001b3fd6" officeooo:paragraph-rsid="001b3fd6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ller Light" fo:font-size="10pt" fo:font-weight="normal" officeooo:rsid="001b3fd6" officeooo:paragraph-rsid="001b3fd6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ller Light" fo:font-size="10pt" fo:font-weight="normal" officeooo:rsid="001b5cc4" officeooo:paragraph-rsid="001b5cc4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Aller Light" fo:font-size="10pt" fo:font-weight="normal" officeooo:rsid="0020a31a" officeooo:paragraph-rsid="0020a31a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Aller Light" fo:font-size="10pt" fo:font-weight="normal" officeooo:rsid="00269232" officeooo:paragraph-rsid="00269232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Aller Light" fo:font-size="10pt" fo:font-weight="normal" officeooo:rsid="001d3757" officeooo:paragraph-rsid="001d3757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ller Light" fo:font-size="10pt" fo:font-weight="normal" officeooo:rsid="001d3757" officeooo:paragraph-rsid="001d3757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Aller Light" fo:font-size="10pt" fo:font-weight="normal" officeooo:rsid="001d3757" officeooo:paragraph-rsid="0025e5c3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ller Light" fo:font-size="10pt" fo:font-weight="normal" officeooo:rsid="001ef10c" officeooo:paragraph-rsid="001ef10c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Aller Light" fo:font-size="10pt" fo:font-weight="normal" officeooo:rsid="001ef10c" officeooo:paragraph-rsid="001ef10c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ller Light" fo:font-size="10pt" fo:font-weight="normal" officeooo:rsid="0020a31a" officeooo:paragraph-rsid="0020a31a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Aller Light" fo:font-size="10pt" fo:font-weight="normal" officeooo:rsid="0020a31a" officeooo:paragraph-rsid="0020a31a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Aller Light" fo:font-size="10pt" fo:font-weight="normal" officeooo:rsid="0024e325" officeooo:paragraph-rsid="0024e325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ller Light" fo:font-size="10pt" fo:font-weight="bold" officeooo:rsid="001b3fd6" officeooo:paragraph-rsid="001b3fd6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ller Light" fo:font-size="10pt" fo:font-weight="bold" officeooo:rsid="001b3fd6" officeooo:paragraph-rsid="001b3fd6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ller Light" fo:font-size="10pt" fo:font-weight="bold" officeooo:rsid="001b5cc4" officeooo:paragraph-rsid="001b5cc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ller Light" fo:font-size="10pt" fo:font-weight="bold" officeooo:rsid="001d3757" officeooo:paragraph-rsid="001d3757" style:font-size-asian="8.75pt" style:font-weight-asian="bold" style:font-size-complex="10pt" style:font-weight-complex="bold"/>
    </style:style>
    <style:style style:name="P22" style:family="paragraph" style:parent-style-name="Standard">
      <style:text-properties style:font-name="Aller Light" fo:font-size="10pt" fo:font-weight="bold" officeooo:rsid="001d3757" officeooo:paragraph-rsid="001d3757" style:font-size-asian="8.75pt" style:font-weight-asian="bold" style:font-size-complex="10pt" style:font-weight-complex="bold"/>
    </style:style>
    <style:style style:name="P23" style:family="paragraph" style:parent-style-name="Standard">
      <style:text-properties style:font-name="Aller Light" fo:font-size="10pt" fo:font-weight="bold" officeooo:rsid="001d3757" officeooo:paragraph-rsid="0025e5c3" style:font-size-asian="8.75pt" style:font-weight-asian="bold" style:font-size-complex="10pt" style:font-weight-complex="bold"/>
    </style:style>
    <style:style style:name="P24" style:family="paragraph" style:parent-style-name="Standard">
      <style:text-properties style:font-name="Andale Mono" fo:font-size="10pt" fo:font-weight="normal" officeooo:rsid="001b3fd6" officeooo:paragraph-rsid="001b3fd6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Andale Mono" fo:font-size="10pt" fo:font-weight="normal" officeooo:rsid="001b3fd6" officeooo:paragraph-rsid="001b5cc4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Andale Mono" fo:font-size="10pt" fo:font-weight="normal" officeooo:rsid="001d3757" officeooo:paragraph-rsid="001d3757" style:font-size-asian="8.75pt" style:font-weight-asian="normal" style:font-size-complex="10pt" style:font-weight-complex="normal"/>
    </style:style>
    <style:style style:name="P27" style:family="paragraph" style:parent-style-name="Standard">
      <style:text-properties style:font-name="Andale Mono" fo:font-size="10pt" fo:font-weight="normal" officeooo:rsid="001d3757" officeooo:paragraph-rsid="0020a31a" style:font-size-asian="8.75pt" style:font-weight-asian="normal" style:font-size-complex="10pt" style:font-weight-complex="normal"/>
    </style:style>
    <style:style style:name="P28" style:family="paragraph" style:parent-style-name="Standard">
      <style:text-properties style:font-name="Andale Mono" fo:font-size="10pt" fo:font-weight="normal" officeooo:rsid="001d3757" officeooo:paragraph-rsid="0025e5c3" style:font-size-asian="8.75pt" style:font-weight-asian="normal" style:font-size-complex="10pt" style:font-weight-complex="normal"/>
    </style:style>
    <style:style style:name="P29" style:family="paragraph" style:parent-style-name="Standard">
      <style:text-properties style:font-name="Andale Mono" fo:font-size="10pt" fo:font-weight="normal" officeooo:rsid="0020a31a" officeooo:paragraph-rsid="0020a31a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ndale Mono" fo:font-size="10pt" fo:font-weight="normal" officeooo:rsid="0020a31a" officeooo:paragraph-rsid="0020a31a" style:font-size-asian="8.75pt" style:font-weight-asian="normal" style:font-size-complex="10pt" style:font-weight-complex="normal"/>
    </style:style>
    <style:style style:name="P31" style:family="paragraph" style:parent-style-name="Standard">
      <style:text-properties style:font-name="Andale Mono" fo:font-size="10pt" fo:font-weight="normal" officeooo:rsid="0020a31a" officeooo:paragraph-rsid="0025e5c3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ndale Mono" fo:font-size="10pt" fo:font-weight="normal" officeooo:rsid="001ef10c" officeooo:paragraph-rsid="001ef10c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ndale Mono" fo:font-size="10pt" fo:font-weight="normal" officeooo:rsid="001ef10c" officeooo:paragraph-rsid="0020a31a" style:font-size-asian="8.75pt" style:font-weight-asian="normal" style:font-size-complex="10pt" style:font-weight-complex="normal"/>
    </style:style>
    <style:style style:name="P34" style:family="paragraph" style:parent-style-name="Standard">
      <style:text-properties style:font-name="Andale Mono" fo:font-size="10pt" fo:font-weight="normal" officeooo:rsid="0024e325" officeooo:paragraph-rsid="0024e325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break-before="page"/>
      <style:text-properties style:font-name="Aller" fo:font-size="18pt" fo:font-weight="normal" officeooo:rsid="001d3757" officeooo:paragraph-rsid="001d3757" style:font-size-asian="18pt" style:font-weight-asian="normal" style:font-size-complex="18pt" style:font-weight-complex="normal"/>
    </style:style>
    <style:style style:name="P36" style:family="paragraph" style:parent-style-name="Standard">
      <style:text-properties style:font-name="Andale Mono" fo:font-size="10pt" fo:font-weight="normal" officeooo:rsid="001b3fd6" officeooo:paragraph-rsid="00269232" style:font-size-asian="10pt" style:font-weight-asian="normal" style:font-size-complex="10pt" style:font-weight-complex="normal"/>
    </style:style>
    <style:style style:name="T1" style:family="text">
      <style:text-properties style:font-name="Andale Mono"/>
    </style:style>
    <style:style style:name="T2" style:family="text">
      <style:text-properties style:font-name="Andale Mono" officeooo:rsid="0020a31a"/>
    </style:style>
    <style:style style:name="T3" style:family="text">
      <style:text-properties officeooo:rsid="001c0b98"/>
    </style:style>
    <style:style style:name="T4" style:family="text">
      <style:text-properties officeooo:rsid="0020a31a"/>
    </style:style>
    <style:style style:name="T5" style:family="text">
      <style:text-properties officeooo:rsid="0023df3b"/>
    </style:style>
    <style:style style:name="T6" style:family="text">
      <style:text-properties officeooo:rsid="0025e5c3"/>
    </style:style>
    <style:style style:name="T7" style:family="text">
      <style:text-properties officeooo:rsid="002692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ecraft Pi – Programmierschnittstelle</text:p>
      <text:p text:style-name="P1"/>
      <text:p text:style-name="P9">Minecraft Tutorial: <text:a xlink:type="simple" xlink:href="http://minecraft.coredump.ch/">http://minecraft.coredump.ch/</text:a></text:p>
      <text:p text:style-name="P9"/>
      <text:p text:style-name="P6">Hier ist eine Liste der wichtigsten Funktionen. Parameter [in eckigen Klammern] sind optional.</text:p>
      <text:p text:style-name="P5"/>
      <text:p text:style-name="P18">Verbinden mit Minecraft:</text:p>
      <text:p text:style-name="P6"/>
      <text:p text:style-name="P24">from mcpi import <text:span text:style-name="T5">m</text:span>inecraft</text:p>
      <text:p text:style-name="P24">mc = minecraft.Minecraft.create()</text:p>
      <text:p text:style-name="P6"/>
      <text:p text:style-name="P19">Einzelnen Block setzen:</text:p>
      <text:p text:style-name="P6"/>
      <text:p text:style-name="P24">mc.setBlock(x, y, z, typ, [data])</text:p>
      <text:p text:style-name="P6"/>
      <text:p text:style-name="P19">Mehrere Blöcke setzen:</text:p>
      <text:p text:style-name="P6"/>
      <text:p text:style-name="P24">mc.setBlocks(x1, y1, z1, x2, y2, z2, typ, [data])</text:p>
      <text:p text:style-name="P6"/>
      <text:p text:style-name="P19">Block-Typ herausfinden:</text:p>
      <text:p text:style-name="P6"/>
      <text:p text:style-name="P24">mc.getBlock(x, y, z)</text:p>
      <text:p text:style-name="P6"/>
      <text:p text:style-name="P19">Höhe herausfinden:</text:p>
      <text:p text:style-name="P6"/>
      <text:p text:style-name="P24">mc.getHeight(x, z)</text:p>
      <text:p text:style-name="P6"/>
      <text:p text:style-name="P19">Spielstand speichern oder laden:</text:p>
      <text:p text:style-name="P6"/>
      <text:p text:style-name="P24">mc.saveCheckpoint()</text:p>
      <text:p text:style-name="P24">mc.<text:span text:style-name="T5">restore</text:span>Checkpoint()</text:p>
      <text:p text:style-name="P6"/>
      <text:p text:style-name="P19">Chatnachricht schreiben:</text:p>
      <text:p text:style-name="P6"/>
      <text:p text:style-name="P24">mc.post<text:span text:style-name="T3">T</text:span>oChat(“Nachricht”)</text:p>
      <text:p text:style-name="P6"/>
      <text:p text:style-name="P20">Spieler-Position herausfinden:</text:p>
      <text:p text:style-name="P7"/>
      <text:p text:style-name="P25">x, y, z = mc.player.getTilePos()</text:p>
      <text:p text:style-name="P7"/>
      <text:p text:style-name="P20">Spieler teleportieren:</text:p>
      <text:p text:style-name="P7"/>
      <text:p text:style-name="P25">mc.player.setTilePos(x, y, z)</text:p>
      <text:p text:style-name="P7"/>
      <text:p text:style-name="P20">Kamera <text:span text:style-name="T7">um</text:span>stellen:</text:p>
      <text:p text:style-name="P7"/>
      <text:p text:style-name="P9">Normal:</text:p>
      <text:p text:style-name="P36">mc.camera.setNormal()</text:p>
      <text:p text:style-name="P7"/>
      <text:p text:style-name="P9">Fixiert:</text:p>
      <text:p text:style-name="P25">mc.camera.setFixed() </text:p>
      <text:p text:style-name="P7"/>
      <text:p text:style-name="P9">Dem Spieler folgen:</text:p>
      <text:p text:style-name="P25">mc.camera.setFollow()</text:p>
      <text:p text:style-name="P7"/>
      <text:p text:style-name="P7">Kamera an eine bestimmte Position versetzen:</text:p>
      <text:p text:style-name="P25">mc.camera.setPos(x, y, z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Aller" svg:font-family="Aller" style:font-pitch="variable"/>
    <style:font-face style:name="Aller Light" svg:font-family="'Aller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29cm" fo:margin-bottom="2cm" fo:margin-left="1.552cm" fo:margin-right="1.0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Bargen</meta:initial-creator>
    <meta:creation-date>2014-10-14T11:34:26.434200122</meta:creation-date>
    <dc:date>2014-10-17T10:46:38.956331465</dc:date>
    <dc:creator>Danilo Bargen</dc:creator>
    <meta:editing-duration>PT1H12M9S</meta:editing-duration>
    <meta:editing-cycles>14</meta:editing-cycles>
    <meta:generator>LibreOffice/4.2.4.2$Linux_X86_64 LibreOffice_project/420m0$Build-2</meta:generator>
    <meta:printed-by>Danilo Bargen</meta:printed-by>
    <meta:print-date>2014-10-14T12:24:43.933479872</meta:print-date>
    <meta:document-statistic meta:table-count="0" meta:image-count="0" meta:object-count="0" meta:page-count="1" meta:paragraph-count="32" meta:word-count="97" meta:character-count="890" meta:non-whitespace-character-count="823"/>
  </office:meta>
</office:document-meta>
</file>